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style:font-name-asian="apple-system" style:font-size-asian="14pt" style:font-style-asian="normal" style:font-weight-asian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apple-system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fo:letter-spacing="normal" style:font-name-asian="apple-system" style:font-size-asian="14pt" style:font-style-asian="normal" style:font-weight-asian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fo:letter-spacing="normal" officeooo:rsid="001499ca" officeooo:paragraph-rsid="001499ca" style:font-name-asian="apple-system" style:font-size-asian="14pt" style:font-style-asian="normal" style:font-weight-asian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臭蟲</text:p>
      <text:p text:style-name="P1"/>
      <text:p text:style-name="P1"/>
      <text:p text:style-name="P4">有一種惡心的東西</text:p>
      <text:p text:style-name="P4">叫臭蟲</text:p>
      <text:p text:style-name="P4">顏色像金將軍</text:p>
      <text:p text:style-name="P4">形態像骯髒的小強</text:p>
      <text:p text:style-name="P6"/>
      <text:p text:style-name="P4">這畜生</text:p>
      <text:p text:style-name="P4">比長長的望眼鏡還恐怖</text:p>
      <text:p text:style-name="P4">經常在凌晨出動</text:p>
      <text:p text:style-name="P4">行走在你背後的肌膚</text:p>
      <text:p text:style-name="P4">像幽靈</text:p>
      <text:p text:style-name="P4">這世間有沒有鬼</text:p>
      <text:p text:style-name="P4">見過的人不能告訴你</text:p>
      <text:p text:style-name="P4">沒見過的很難相信</text:p>
      <text:p text:style-name="P6"/>
      <text:p text:style-name="P4">這畜生</text:p>
      <text:p text:style-name="P4">傳播着思想的瘟疫</text:p>
      <text:p text:style-name="P4">比中世紀的災難還恐怖</text:p>
      <text:p text:style-name="P4">黑死病帶走的是肉體</text:p>
      <text:p text:style-name="P4">帶來的卻是文明</text:p>
      <text:p text:style-name="P4">而這畜生</text:p>
      <text:p text:style-name="P4">控制的是大腦</text:p>
      <text:p text:style-name="P4">腐蝕的卻是世界文明</text:p>
      <text:p text:style-name="P6"/>
      <text:p text:style-name="P4">這畜生</text:p>
      <text:p text:style-name="P4">沾滿了人類靈魂的鮮血</text:p>
      <text:p text:style-name="P4">卻玷污了她</text:p>
      <text:p text:style-name="P4">變得惡臭無比</text:p>
      <text:p text:style-name="P4">遺臭萬年</text:p>
      <text:p text:style-name="P6"/>
      <text:p text:style-name="P4">這畜生</text:p>
      <text:p text:style-name="P4"><text:soft-page-break/>五十年前的今天</text:p>
      <text:p text:style-name="P4">祕密奪走了正值芳華的北大才女</text:p>
      <text:p text:style-name="P4">只因爲她在黑夜裏高聲喊着</text:p>
      <text:p text:style-name="P4">我曾是傻屄不可怕</text:p>
      <text:p text:style-name="P4">可怕的是</text:p>
      <text:p text:style-name="P4">傻屄還在做着主人翁的強國夢</text:p>
      <text:p text:style-name="P6"/>
      <text:p text:style-name="P4">這畜生</text:p>
      <text:p text:style-name="P4">一定要醃制成臘肉</text:p>
      <text:p text:style-name="P4">讓它去見證</text:p>
      <text:p text:style-name="P4">黑夜退去</text:p>
      <text:p text:style-name="P4">黎明到來的那一天</text:p>
      <text:p text:style-name="P4">讓這見不得光的東西</text:p>
      <text:p text:style-name="P4">挫骨揚灰</text:p>
      <text:p text:style-name="P3"/>
      <text:p text:style-name="P2">2018.04.2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22:07:34.627206351</meta:creation-date>
    <dc:date>2022-01-24T09:57:05.516016252</dc:date>
    <meta:editing-duration>PT3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270" meta:character-count="279" meta:non-whitespace-character-count="279"/>
  </office:meta>
</office:document-meta>
</file>